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61cm" fo:min-width="0cm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8.796cm" svg:height="3.937cm" svg:x="1.254cm" svg:y="12.04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4.318cm" svg:height="2.413cm" svg:x="8.493cm" svg:y="7.985cm">
          <text:p text:style-name="P1">Host</text:p>
          <text:p text:style-name="P1">Boots</text:p>
          <text:p text:style-name="P1">PreO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1.905cm" svg:x="3.54cm" svg:y="12.938cm">
          <text:p text:style-name="P1">CD (ISO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318cm" svg:height="1.905cm" svg:x="8.239cm" svg:y="12.938cm">
          <text:p text:style-name="P1">Network (PX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318cm" svg:height="1.905cm" svg:x="12.938cm" svg:y="12.938cm">
          <text:p text:style-name="P1">HD (USB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0.652cm" svg:y1="10.398cm" svg:x2="10.652cm" svg:y2="12.049cm" draw:start-shape="id1" draw:end-shape="id2" svg:d="m10652 10398v1651" svg:viewBox="0 0 1 1652">
          <text:p/>
        </draw:connector>
      </draw:page>
      <draw:page draw:name="page2" draw:style-name="dp1" draw:master-page-name="Default">
        <draw:custom-shape draw:style-name="gr2" draw:text-style-name="P1" xml:id="id3" draw:id="id3" draw:layer="layout" svg:width="18.796cm" svg:height="3.937cm" svg:x="1.508cm" svg:y="11.16cm">
          <text:p text:style-name="P1">Pre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4.318cm" svg:height="2.413cm" svg:x="1.889cm" svg:y="7.477cm">
          <text:p text:style-name="P1">Runs in RAM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4.318cm" svg:height="2.413cm" svg:x="15.351cm" svg:y="7.223cm">
          <text:p text:style-name="P1">Provides</text:p>
          <text:p text:style-name="P1">SSH Serve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318cm" svg:height="2.413cm" svg:x="14.97cm" svg:y="15.859cm">
          <text:p text:style-name="P1">Partion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318cm" svg:height="2.413cm" svg:x="8.747cm" svg:y="17.383cm">
          <text:p text:style-name="P1">Filesystems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318cm" svg:height="2.413cm" svg:x="1.381cm" svg:y="16.621cm">
          <text:p text:style-name="P1">Generated by</text:p>
          <text:p text:style-name="P1">cdist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318cm" svg:height="2.413cm" svg:x="8.62cm" svg:y="5.699cm">
          <text:p text:style-name="P1">Standard Linux</text:p>
          <text:p text:style-name="P1">Environm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906cm" svg:y1="15.097cm" svg:x2="14.97cm" svg:y2="17.065cm" draw:start-shape="id3" draw:start-glue-point="8" draw:end-shape="id4" svg:d="m10906 15097 4064 1968" svg:viewBox="0 0 4065 1969">
          <text:p/>
        </draw:connector>
        <draw:connector draw:style-name="gr3" draw:text-style-name="P1" draw:layer="layout" draw:type="line" svg:x1="10.906cm" svg:y1="15.097cm" svg:x2="10.906cm" svg:y2="17.383cm" draw:start-shape="id3" draw:end-shape="id5" svg:d="m10906 15097v2286" svg:viewBox="0 0 1 2287">
          <text:p/>
        </draw:connector>
        <draw:connector draw:style-name="gr3" draw:text-style-name="P1" draw:layer="layout" draw:type="line" svg:x1="5.699cm" svg:y1="17.827cm" svg:x2="10.906cm" svg:y2="15.097cm" draw:start-shape="id6" draw:end-shape="id3" draw:end-glue-point="8" svg:d="m5699 17827 5207-2730" svg:viewBox="0 0 5208 2731">
          <text:p/>
        </draw:connector>
        <draw:connector draw:style-name="gr3" draw:text-style-name="P1" draw:layer="layout" draw:type="line" svg:x1="10.906cm" svg:y1="11.16cm" svg:x2="6.207cm" svg:y2="8.683cm" draw:start-shape="id3" draw:start-glue-point="4" draw:end-shape="id7" svg:d="m10906 11160-4699-2477" svg:viewBox="0 0 4700 2478">
          <text:p/>
        </draw:connector>
        <draw:connector draw:style-name="gr3" draw:text-style-name="P1" draw:layer="layout" draw:type="line" svg:x1="10.906cm" svg:y1="11.16cm" svg:x2="10.779cm" svg:y2="8.112cm" draw:start-shape="id3" draw:end-shape="id8" svg:d="m10906 11160-127-3048" svg:viewBox="0 0 128 3049">
          <text:p/>
        </draw:connector>
        <draw:connector draw:style-name="gr3" draw:text-style-name="P1" draw:layer="layout" draw:type="line" svg:x1="10.906cm" svg:y1="11.16cm" svg:x2="15.351cm" svg:y2="8.429cm" draw:start-shape="id3" draw:start-glue-point="4" draw:end-shape="id9" svg:d="m10906 11160 4445-2731" svg:viewBox="0 0 4446 2732">
          <text:p/>
        </draw:connector>
      </draw:page>
      <draw:page draw:name="page3" draw:style-name="dp1" draw:master-page-name="Default">
        <draw:custom-shape draw:style-name="gr4" draw:text-style-name="P2" xml:id="id10" draw:id="id10" draw:layer="Layout" svg:width="4.318cm" svg:height="2.413cm" svg:x="2.397cm" svg:y="10.906cm">
          <text:p text:style-name="P2">cdist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4.318cm" svg:height="2.413cm" svg:x="12.43cm" svg:y="5.064cm">
          <text:p text:style-name="P2">Host</text:p>
          <text:p text:style-name="P2">Running</text:p>
          <text:p text:style-name="P2">Pre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4.556cm" svg:y1="10.906cm" svg:x2="12.43cm" svg:y2="6.27cm" draw:start-shape="id10" draw:start-glue-point="0" draw:end-shape="id11" draw:end-glue-point="3" svg:d="m4556 10906 7874-4636" svg:viewBox="0 0 7875 4637">
          <text:p text:style-name="P1"/>
          <text:p text:style-name="P1"/>
        </draw:connector>
        <draw:frame draw:style-name="gr6" draw:text-style-name="P3" draw:layer="layout" svg:width="8.435cm" svg:height="0.962cm" svg:x="2.143cm" svg:y="5.572cm">
          <draw:text-box>
            <text:p text:style-name="P3">1. Installs Operating System</text:p>
          </draw:text-box>
        </draw:frame>
        <draw:frame draw:style-name="gr6" draw:text-style-name="P3" draw:layer="layout" svg:width="9.1cm" svg:height="0.962cm" svg:x="2.016cm" svg:y="20.358cm">
          <draw:text-box>
            <text:p text:style-name="P3">2. Configures Installed System</text:p>
          </draw:text-box>
        </draw:frame>
        <draw:custom-shape draw:style-name="gr4" draw:text-style-name="P2" xml:id="id12" draw:id="id12" draw:layer="Layout" svg:width="4.318cm" svg:height="2.413cm" svg:x="12.43cm" svg:y="15.097cm">
          <text:p text:style-name="P2">Host</text:p>
          <text:p text:style-name="P2">Running</text:p>
          <text:p text:style-name="P2">Pre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4.556cm" svg:y1="13.319cm" svg:x2="12.43cm" svg:y2="16.303cm" draw:start-shape="id10" draw:start-glue-point="2" draw:end-shape="id12" draw:end-glue-point="3" svg:d="m4556 13319 7874 2984" svg:viewBox="0 0 7875 2985">
          <text:p text:style-name="P1"/>
          <text:p text:style-name="P1"/>
        </draw:connector>
        <draw:custom-shape draw:style-name="gr4" draw:text-style-name="P2" xml:id="id13" draw:id="id13" draw:layer="Layout" svg:width="4.318cm" svg:height="2.413cm" svg:x="12.43cm" svg:y="18.907cm">
          <text:p text:style-name="P2">Any</text:p>
          <text:p text:style-name="P2">Other</text:p>
          <text:p text:style-name="P2">Hos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4.556cm" svg:y1="13.319cm" svg:x2="12.43cm" svg:y2="20.113cm" draw:start-shape="id10" draw:start-glue-point="2" draw:end-shape="id13" draw:end-glue-point="3" svg:d="m4556 13319 7874 6794" svg:viewBox="0 0 7875 6795">
          <text:p text:style-name="P1"/>
          <text:p text:style-name="P1"/>
        </draw:connector>
        <draw:connector draw:style-name="gr7" draw:text-style-name="P1" draw:layer="layout" draw:type="line" svg:x1="14.589cm" svg:y1="7.477cm" svg:x2="14.589cm" svg:y2="15.097cm" draw:start-shape="id11" draw:end-shape="id12" draw:end-glue-point="0" svg:d="m14589 7477v7620" svg:viewBox="0 0 1 76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0T11:05:28.821114093</meta:creation-date>
    <dc:date>2014-02-08T13:49:33.352078093</dc:date>
    <meta:editing-duration>PT12H11M19S</meta:editing-duration>
    <meta:editing-cycles>5</meta:editing-cycles>
    <meta:generator>LibreOffice/4.1.4.2$Linux_X86_64 LibreOffice_project/410m0$Build-2</meta:generator>
    <meta:document-statistic meta:object-count="29"/>
  </office:meta>
</office:document-meta>
</file>